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26cm" svg:height="6.748cm" svg:x="2.685cm" svg:y="2.125cm" svg:viewBox="0 0 4527 6749" svg:d="M2046 6027c896 72 1617-523 1941-839 185-182 545 404 422 536-173 182-579 808-2115 1007s-2617-1305-2207-3157c410-1851 1522-3414 2635-3557 1114-143 1655 657 1801 1112 57 180-566 850-669 513-289-939-1316-1128-1912-552-595 576-1177 1569-1297 2738s505 2127 1401 2199z">
          <text:p/>
        </draw:path>
        <draw:path draw:style-name="gr2" draw:text-style-name="P1" draw:layer="layout" svg:width="0.903cm" svg:height="0.661cm" draw:transform="rotate (-2.15757602131539) translate (7.3446577737704cm 3.313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7.4446577737704cm 7.3386151038324cm)" svg:viewBox="0 0 904 662" svg:d="M527 644c137-64 329-219 367-368 35-139-27-185-184-242-156-57-351-32-459-3-277 72-309 187-173 370 136 181 313 308 449 243z">
          <text:p/>
        </draw:path>
        <draw:path draw:style-name="gr3" draw:text-style-name="P1" draw:layer="layout" svg:width="1.188cm" svg:height="1.68cm" draw:transform="skewX (0.000698131700797617) rotate (-0.386415896391545) translate (4.7274799557722cm 0.402409363874401cm)" svg:viewBox="0 0 1189 1681" svg:d="M1189 231c-14 217-347 1111-888 1438-165 101-429-443-229-661 200-219 458-766 472-927 15-161 659-67 645 150z">
          <text:p/>
        </draw:path>
        <draw:path draw:style-name="gr2" draw:text-style-name="P1" draw:layer="layout" svg:width="0.835cm" svg:height="0.55cm" draw:transform="rotate (-2.1561797579138) translate (4.92598763473589cm 1.4848409679315cm)" svg:viewBox="0 0 836 551" svg:d="M434 549c171-16 339-143 390-250 50-109-64-201-193-255-130-52-268-66-432 3-162 69-262 182-153 322 109 138 217 195 388 180z">
          <text:p/>
        </draw:path>
        <draw:path draw:style-name="gr3" draw:text-style-name="P1" draw:layer="layout" svg:width="1.34cm" svg:height="1.567cm" draw:transform="rotate (0.724486172502846) translate (5.1237146862296cm 1.0973608742842cm)" svg:viewBox="0 0 1341 1568" svg:d="M0 245c-3 172 126 829 562 1268 203 183 932-128 750-331-417-464-427-971-434-1122-6-152-875 13-878 185z">
          <text:p/>
        </draw:path>
        <draw:path draw:style-name="gr2" draw:text-style-name="P1" draw:layer="layout" svg:width="0.902cm" svg:height="0.661cm" draw:transform="rotate (-2.15687788961459) translate (5.99945781206569cm 0.676628108462502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835cm" svg:height="0.55cm" draw:transform="rotate (-2.15705242253979) translate (7.1711691751043cm 1.278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5:48.333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